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767cm" fo:min-width="2.549cm" fo:wrap-option="no-wrap"/>
    </style:style>
    <style:style style:name="gr3" style:family="graphic" style:parent-style-name="standard">
      <style:graphic-properties draw:textarea-horizontal-align="justify" draw:textarea-vertical-align="middle" draw:auto-grow-height="false" fo:min-height="0.767cm" fo:min-width="5.089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 fo:min-height="0.826cm" fo:min-width="4.326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 fo:min-height="0.767cm" fo:min-width="9.407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0.555cm" fo:min-width="5.851cm" fo:wrap-option="no-wrap"/>
    </style:style>
    <style:style style:name="gr7" style:family="graphic" style:parent-style-name="standard">
      <style:graphic-properties draw:textarea-horizontal-align="justify" draw:textarea-vertical-align="middle" draw:auto-grow-height="false" fo:min-height="0.767cm" fo:min-width="1.787cm" fo:wrap-option="no-wrap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co1" style:family="table-column">
      <style:table-column-properties style:column-width="9.156cm" style:use-optimal-column-width="false"/>
    </style:style>
    <style:style style:name="co2" style:family="table-column">
      <style:table-column-properties style:column-width="9.158cm" style:use-optimal-column-width="false"/>
    </style:style>
    <style:style style:name="ro1" style:family="table-row">
      <style:table-row-properties style:row-height="0.717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98cm"/>
    </style:style>
    <style:style style:name="ro4" style:family="table-row">
      <style:table-row-properties style:row-height="1.683cm"/>
    </style:style>
    <style:style style:name="ro5" style:family="table-row">
      <style:table-row-properties style:row-height="2.394cm"/>
    </style:style>
    <style:style style:name="ro6" style:family="table-row">
      <style:table-row-properties style:row-height="1.656cm"/>
    </style:style>
    <style:style style:name="ro7" style:family="table-row">
      <style:table-row-properties style:row-height="1.007cm"/>
    </style:style>
    <style:style style:name="ro8" style:family="table-row">
      <style:table-row-properties style:row-height="3.135cm"/>
    </style:style>
    <style:style style:name="ro9" style:family="table-row">
      <style:table-row-properties style:row-height="3.854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paragraph-properties fo:text-align="center"/>
    </style:style>
    <style:style style:name="ce3" style:family="table-cell">
      <style:paragraph-properties fo:text-align="center"/>
      <style:text-properties style:font-name="Source Sans Pro1"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weight-asian="bold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  <style:text-properties style:font-size-asian="18pt" style:font-size-complex="18pt"/>
    </style:style>
    <style:style style:name="T1" style:family="text">
      <style:text-properties fo:font-size="20pt" style:font-size-asian="18pt" style:font-size-complex="18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Source Sans Pro1" fo:font-size="18pt" style:font-size-asian="18pt" style:font-size-complex="18pt"/>
    </style:style>
    <style:style style:name="T6" style:family="text">
      <style:text-properties fo:font-variant="normal" fo:text-transform="none" fo:color="#1c1c1c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2pt" style:font-size-complex="22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c1c1c" style:text-outline="false" style:text-line-through-style="none" style:text-line-through-type="none" style:font-name="Source Sans Pro Semibold" fo:font-size="24pt" fo:font-style="normal" fo:text-shadow="none" style:text-underline-style="none" fo:font-weight="bold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8" style:family="text">
      <style:text-properties fo:font-size="24pt" style:font-size-asian="22pt" style:font-size-complex="22pt"/>
    </style:style>
    <style:style style:name="T9" style:family="text">
      <style:text-properties fo:font-variant="normal" fo:text-transform="none" fo:color="#1c1c1c" style:text-outline="false" style:text-line-through-style="none" style:text-line-through-type="none" style:font-name="Source Sans Pro Semibold" fo:font-size="22pt" fo:font-style="normal" fo:text-shadow="none" style:text-underline-style="none" fo:font-weight="600" style:letter-kerning="true" style:font-size-asian="20pt" style:font-size-complex="20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c1c1c" style:text-outline="false" style:text-line-through-style="none" style:text-line-through-type="none" style:font-name="Source Sans Pro Semibold" fo:font-size="22pt" fo:font-style="normal" fo:text-shadow="none" style:text-underline-style="none" fo:font-weight="bold" style:letter-kerning="true" style:font-size-asian="20pt" style:font-weight-asian="bold" style:font-size-complex="20pt" style:font-weight-complex="bold" style:text-emphasize="none" style:font-relief="none" style:text-overline-style="none" style:text-overline-color="font-color"/>
    </style:style>
    <style:style style:name="T11" style:family="text">
      <style:text-properties fo:font-size="22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App Markup Language (AML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Syntax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- XML-basiert (UTF-8, Unix Zeilenende)</text:p>
              </text:list-item>
              <text:list-item>
                <text:p>- Tags in spitzen Klammern</text:p>
              </text:list-item>
              <text:list-item>
                <text:p>- Attribute als Schlüssel-Wert-Paare im Tag</text:p>
              </text:list-item>
              <text:list-item>
                <text:p>- Inhalt zwischen öffnenden und schließenden Tags</text:p>
              </text:list-item>
              <text:list-item>
                <text:p>- Öffnende Tags haben immer schließende Tags:</text:p>
              </text:list-item>
              <text:list-item>
                <text:p/>
              </text:list-item>
              <text:list-item>
                <text:p>Beispiel:</text:p>
              </text:list-item>
              <text:list-item>
                <text:p>&lt;text&gt;Hallo&lt;/text&gt; oder &lt;empty space="0.1" /&gt;</text:p>
              </text:list-item>
            </text:list>
          </draw:text-box>
        </draw:frame>
        <draw:custom-shape draw:style-name="gr2" draw:text-style-name="P2" draw:layer="layout" svg:width="3.048cm" svg:height="1.016cm" svg:x="5.588cm" svg:y="15.24cm">
          <text:p text:style-name="P2">Inhalt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5.588cm" svg:height="1.016cm" svg:x="8.89cm" svg:y="14.986cm">
          <text:p text:style-name="P2">Schließendes Tag</text:p>
          <draw:enhanced-geometry svg:viewBox="0 0 21600 21600" draw:glue-points="10800 0 0 10800 10800 21600 21600 10800 ?f40 ?f41" draw:text-areas="0 0 21600 21600" draw:type="rectangular-callout" draw:modifiers="1198.06763285024 4373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4.825cm" svg:height="1.075cm" draw:transform="rotate (-0.00453785605518522) translate (1.787cm 18.56cm)">
          <text:p text:style-name="P2">Öffnendes Tag</text:p>
          <draw:enhanced-geometry svg:viewBox="0 0 21600 21600" draw:glue-points="10800 0 0 10800 10800 21600 21600 10800 ?f40 ?f41" draw:text-areas="0 0 21600 21600" draw:type="rectangular-callout" draw:modifiers="5487.27724823871 -16822.30483271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9.906cm" svg:height="1.016cm" svg:x="17.78cm" svg:y="14.732cm">
          <text:p text:style-name="P2">Öffnendes + Schließendes Tag</text:p>
          <draw:enhanced-geometry svg:viewBox="0 0 21600 21600" draw:glue-points="10800 0 0 10800 10800 21600 21600 10800 ?f40 ?f41" draw:text-areas="0 0 21600 21600" draw:type="rectangular-callout" draw:modifiers="17228.545472898 48998.23008849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6.35cm" svg:height="0.804cm" svg:x="14.732cm" svg:y="18.246cm">
          <text:p text:style-name="P2">Attribut (Schlüssel)</text:p>
          <draw:enhanced-geometry svg:viewBox="0 0 21600 21600" draw:glue-points="10800 0 0 10800 10800 21600 21600 10800 ?f40 ?f41" draw:text-areas="0 0 21600 21600" draw:type="rectangular-callout" draw:modifiers="17865.6589513462 -11108.5714285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" draw:layer="layout" svg:width="2.286cm" svg:height="1.016cm" svg:x="23.114cm" svg:y="18.034cm">
          <text:p text:style-name="P2">Wert</text:p>
          <draw:enhanced-geometry svg:viewBox="0 0 21600 21600" draw:glue-points="10800 0 0 10800 10800 21600 21600 10800 ?f40 ?f41" draw:text-areas="0 0 21600 21600" draw:type="rectangular-callout" draw:modifiers="3928.98994315697 -6902.654867256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Allgemeine Regeln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- AML-Tags werden in GUI-Elemente übersetzt</text:p>
              </text:list-item>
              <text:list-item>
                <text:p>(empty, text, img, scrollbar, aggregate, link)</text:p>
              </text:list-item>
              <text:list-item>
                <text:p>- Anordnung in Aggregationen</text:p>
              </text:list-item>
              <text:list-item>
                <text:p>- Fehlende Attribute: Defaultwert wird genommen</text:p>
              </text:list-item>
              <text:list-item>
                <text:p>- Es existiert immer eine unsichtbare vertikale Aggreg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Allgemeine Regeln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space-Attribut:</text:p>
              </text:list-item>
              <text:list-item>
                <text:p>- Platzbedarf für Inhalt, normalerweise 0 = 0% bis 1 = 100% (größere Werte sinnvoll falls Elternaggregation scrollbar)</text:p>
              </text:list-item>
              <text:list-item>
                <text:p>- besondere Werte: auto (text), child (aggregation)</text:p>
              </text:list-item>
              <text:list-item>
                <text:p>- Platzbedarf bezieht sich immer auf verfügbaren Platz in Elternaggregation (und damit auch auf die Elternausrichtung (horizontal oder vertikal))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empty (Platzhalter)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&lt;empty space="0-..." /&gt;</text:p>
              </text:list-item>
              <text:list-item>
                <text:p><text:span text:style-name="T1"/></text:p>
              </text:list-item>
              <text:list-item>
                <text:p/>
              </text:list-item>
            </text:list>
          </draw:text-box>
        </draw:frame>
        <draw:frame draw:style-name="standard" draw:layer="layout" svg:width="27.469cm" svg:height="1.969cm" svg:x="0.174cm" svg:y="8.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2">Attribut</text:span></text:p>
              </table:table-cell>
              <table:table-cell>
                <text:p text:style-name="P3"><text:span text:style-name="T2">Beschreibung</text:span></text:p>
              </table:table-cell>
              <table:table-cell>
                <text:p text:style-name="P3"><text:span text:style-name="T2">Defaultwert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space</text:span></text:p>
              </table:table-cell>
              <table:table-cell>
                <text:p text:style-name="P2"><text:span text:style-name="T3">Platzbedarf</text:span></text:p>
              </table:table-cell>
              <table:table-cell>
                <text:p text:style-name="P2"><text:span text:style-name="T3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text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&lt;text color="r,g,b,a" italic="0-..." hcenter="yes|no" vcenter="yes|no" scale="0-..." space="auto|0-..."&gt; Inhalt &lt;/text&gt;</text:p>
              </text:list-item>
              <text:list-item>
                <text:p><text:span text:style-name="T1"/></text:p>
              </text:list-item>
              <text:list-item>
                <text:p/>
              </text:list-item>
            </text:list>
          </draw:text-box>
        </draw:frame>
        <draw:frame draw:style-name="standard" draw:layer="layout" svg:width="27.469cm" svg:height="9.672cm" svg:x="0.174cm" svg:y="8.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4">Attribut</text:span></text:p>
              </table:table-cell>
              <table:table-cell>
                <text:p text:style-name="P3"><text:span text:style-name="T4">Beschreibung</text:span></text:p>
              </table:table-cell>
              <table:table-cell>
                <text:p text:style-name="P3"><text:span text:style-name="T4">Defaultwert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5">color (r,g,b,a)</text:span></text:p>
              </table:table-cell>
              <table:table-cell>
                <text:p text:style-name="P5"><text:span text:style-name="T5">Farbe rot,grün,blau,alpha (je Kanal 0-255)</text:span></text:p>
              </table:table-cell>
              <table:table-cell>
                <text:p text:style-name="P5"><text:span text:style-name="T5">Siehe App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5">italic</text:span></text:p>
              </table:table-cell>
              <table:table-cell>
                <text:p text:style-name="P5"><text:span text:style-name="T5">Kursivität: 0: gerade 1: 45° etc.</text:span></text:p>
              </table:table-cell>
              <table:table-cell>
                <text:p text:style-name="P5"><text:span text:style-name="T5">0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5">hcenter/vcenter</text:span></text:p>
              </table:table-cell>
              <table:table-cell>
                <text:p text:style-name="P5"><text:span text:style-name="T5">Falls “yes” horizontal / vertikal zentriert</text:span></text:p>
              </table:table-cell>
              <table:table-cell>
                <text:p text:style-name="P5"><text:span text:style-name="T5">no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5">scale</text:span></text:p>
              </table:table-cell>
              <table:table-cell>
                <text:p text:style-name="P5"><text:span text:style-name="T5">Skalierungsfaktor Schriftgröße</text:span></text:p>
              </table:table-cell>
              <table:table-cell>
                <text:p text:style-name="P5"><text:span text:style-name="T5">1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5">space</text:span></text:p>
              </table:table-cell>
              <table:table-cell>
                <text:p text:style-name="P5"><text:span text:style-name="T5">Platzbedarf oder auto für Textgröße</text:span></text:p>
              </table:table-cell>
              <table:table-cell>
                <text:p text:style-name="P5"><text:span text:style-name="T5">auto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img (Bild)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&lt;img src="image.png" space="0-..." color="r,g,b,a" /&gt;</text:p>
              </text:list-item>
              <text:list-item>
                <text:p><text:span text:style-name="T1"/></text:p>
              </text:list-item>
              <text:list-item>
                <text:p/>
              </text:list-item>
            </text:list>
          </draw:text-box>
        </draw:frame>
        <draw:frame draw:style-name="standard" draw:layer="layout" svg:width="27.469cm" svg:height="4.624cm" svg:x="0.174cm" svg:y="8.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>
                <text:p text:style-name="P3"><text:span text:style-name="T4">Attribut</text:span></text:p>
              </table:table-cell>
              <table:table-cell>
                <text:p text:style-name="P3"><text:span text:style-name="T4">Beschreibung</text:span></text:p>
              </table:table-cell>
              <table:table-cell>
                <text:p text:style-name="P3"><text:span text:style-name="T4">Defaultwert</text:span></text:p>
              </table:table-cell>
            </table:table-row>
            <table:table-row table:style-name="ro4" table:default-cell-style-name="ce2">
              <table:table-cell>
                <text:p text:style-name="P2">color (r,g,b,a)</text:p>
              </table:table-cell>
              <table:table-cell>
                <text:p text:style-name="P2">Farbe rot,grün,blau,alpha (je Kanal 0-255)</text:p>
              </table:table-cell>
              <table:table-cell>
                <text:p text:style-name="P2">255,255,255,255</text:p>
              </table:table-cell>
            </table:table-row>
            <table:table-row table:style-name="ro2" table:default-cell-style-name="ce2">
              <table:table-cell>
                <text:p text:style-name="P2">src (erforderlich)</text:p>
              </table:table-cell>
              <table:table-cell>
                <text:p text:style-name="P2">Dateiname/Pfad des Bildes</text:p>
              </table:table-cell>
              <table:table-cell/>
            </table:table-row>
            <table:table-row table:style-name="ro2" table:default-cell-style-name="ce2">
              <table:table-cell>
                <text:p text:style-name="P2">space</text:p>
              </table:table-cell>
              <table:table-cell>
                <text:p text:style-name="P2">Platzbedarf</text:p>
              </table:table-cell>
              <table:table-cell>
                <text:p text:style-name="P2">1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scrollbar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&lt;scrollbar space="0-..." align="vertical|horizontal" scrollId="id"&gt;</text:p>
              </text:list-item>
              <text:list-item>
                <text:p><text:span text:style-name="T1"/></text:p>
              </text:list-item>
              <text:list-item>
                <text:p/>
              </text:list-item>
            </text:list>
          </draw:text-box>
        </draw:frame>
        <draw:frame draw:style-name="standard" draw:layer="layout" svg:width="27.469cm" svg:height="4.624cm" svg:x="0.174cm" svg:y="8.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>
                <text:p text:style-name="P3"><text:span text:style-name="T2">Attribut</text:span></text:p>
              </table:table-cell>
              <table:table-cell>
                <text:p text:style-name="P3"><text:span text:style-name="T2">Beschreibung</text:span></text:p>
              </table:table-cell>
              <table:table-cell>
                <text:p text:style-name="P3"><text:span text:style-name="T2">Defaultwert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scrollId </text:span></text:p>
              </table:table-cell>
              <table:table-cell>
                <text:p text:style-name="P2"><text:span text:style-name="T3">Id der scrollbaren Aggregation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2"><text:span text:style-name="T3">align</text:span></text:p>
              </table:table-cell>
              <table:table-cell>
                <text:p text:style-name="P2"><text:span text:style-name="T3">Ausrichtung (vertical oder horizontal)</text:span></text:p>
              </table:table-cell>
              <table:table-cell>
                <text:p text:style-name="P2"><text:span text:style-name="T3">vertical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space</text:span></text:p>
              </table:table-cell>
              <table:table-cell>
                <text:p text:style-name="P2"><text:span text:style-name="T3">Platzbedarf</text:span></text:p>
              </table:table-cell>
              <table:table-cell>
                <text:p text:style-name="P2"><text:span text:style-name="T3">0.1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aggregate (Anordnung von Kindern)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6">&lt;aggregate space="child|0-..." aspectRatio="0-..." </text:span><text:span text:style-name="T6">align="horizontal|vertical" scrollable="yes|no" </text:span><text:span text:style-name="T6">scrollId="id"&gt; </text:span><text:span text:style-name="T7">Kinder</text:span><text:span text:style-name="T6"> &lt;/</text:span><text:span text:style-name="T8">aggregate&gt;</text:span></text:p>
              </text:list-item>
              <text:list-item>
                <text:p><text:span text:style-name="T1"/></text:p>
              </text:list-item>
              <text:list-item>
                <text:p/>
              </text:list-item>
            </text:list>
          </draw:text-box>
        </draw:frame>
        <draw:frame draw:style-name="standard" draw:layer="layout" svg:width="27.469cm" svg:height="9.385cm" svg:x="0.174cm" svg:y="8.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>
                <text:p text:style-name="P3"><text:span text:style-name="T2">Attribut</text:span></text:p>
              </table:table-cell>
              <table:table-cell>
                <text:p text:style-name="P3"><text:span text:style-name="T2">Beschreibung</text:span></text:p>
              </table:table-cell>
              <table:table-cell>
                <text:p text:style-name="P3"><text:span text:style-name="T2">Defaultwert</text:span></text:p>
              </table:table-cell>
            </table:table-row>
            <table:table-row table:style-name="ro5" table:default-cell-style-name="ce2">
              <table:table-cell>
                <text:p text:style-name="P2"><text:span text:style-name="T3">space</text:span></text:p>
              </table:table-cell>
              <table:table-cell>
                <text:p text:style-name="P2"><text:span text:style-name="T3">Platzbedarf oder child um Platz aus Kindern zu berechnen</text:span></text:p>
              </table:table-cell>
              <table:table-cell>
                <text:p text:style-name="P2"><text:span text:style-name="T3">1</text:span></text:p>
              </table:table-cell>
            </table:table-row>
            <table:table-row table:style-name="ro4" table:default-cell-style-name="ce2">
              <table:table-cell>
                <text:p text:style-name="P2"><text:span text:style-name="T3">aspectRatio</text:span></text:p>
              </table:table-cell>
              <table:table-cell>
                <text:p text:style-name="P2"><text:span text:style-name="T3">Seitenverhältnis Breite/Höhe, wird beibehalten falls definiert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2"><text:span text:style-name="T3">align</text:span></text:p>
              </table:table-cell>
              <table:table-cell>
                <text:p text:style-name="P2"><text:span text:style-name="T3">horizontal oder vertical (Anordnung der Kinder)</text:span></text:p>
              </table:table-cell>
              <table:table-cell>
                <text:p text:style-name="P2"><text:span text:style-name="T3">vertical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3">scrollable</text:span></text:p>
              </table:table-cell>
              <table:table-cell>
                <text:p text:style-name="P2"><text:span text:style-name="T3">yes falls scrollbar sonst no</text:span></text:p>
              </table:table-cell>
              <table:table-cell>
                <text:p text:style-name="P2"><text:span text:style-name="T3">yes</text:span></text:p>
              </table:table-cell>
            </table:table-row>
            <table:table-row table:style-name="ro6" table:default-cell-style-name="ce2">
              <table:table-cell>
                <text:p text:style-name="P2"><text:span text:style-name="T3">scrollId</text:span></text:p>
              </table:table-cell>
              <table:table-cell>
                <text:p text:style-name="P2"><text:span text:style-name="T3">Id verwendet für Scrollbars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link (ist auch ein aggregate)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9">&lt;link space="child|0-..." aspectRatio="0-..." </text:span><text:span text:style-name="T9">align="horizontal|vertical" scrollable="yes|no" </text:span><text:span text:style-name="T9">scrollId="id" href="url" action="doSth."&gt; </text:span><text:span text:style-name="T10">Kinder</text:span><text:span text:style-name="T9"> &lt;/link</text:span><text:span text:style-name="T11">&gt;</text:span></text:p>
              </text:list-item>
              <text:list-item>
                <text:p><text:span text:style-name="T1"/></text:p>
              </text:list-item>
              <text:list-item>
                <text:p/>
              </text:list-item>
            </text:list>
          </draw:text-box>
        </draw:frame>
        <draw:frame draw:style-name="standard" draw:layer="layout" svg:width="27.469cm" svg:height="7.995cm" svg:x="0.174cm" svg:y="8.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7" table:default-cell-style-name="ce1">
              <table:table-cell>
                <text:p text:style-name="P3"><text:span text:style-name="T2">Attribut</text:span></text:p>
              </table:table-cell>
              <table:table-cell>
                <text:p text:style-name="P3"><text:span text:style-name="T2">Beschreibung</text:span></text:p>
              </table:table-cell>
              <table:table-cell>
                <text:p text:style-name="P3"><text:span text:style-name="T2">Defaultwert</text:span></text:p>
              </table:table-cell>
            </table:table-row>
            <table:table-row table:style-name="ro8" table:default-cell-style-name="ce2">
              <table:table-cell>
                <text:p text:style-name="P2"><text:span text:style-name="T3">href</text:span></text:p>
              </table:table-cell>
              <table:table-cell>
                <text:p text:style-name="P2"><text:span text:style-name="T3">URL, welche bei Klick geöffnet werden soll, z.B. “</text:span><text:span text:style-name="T3"><text:a xlink:href="https://www.vhf.de/" xlink:type="simple">https://www.vhf.de/</text:a></text:span><text:span text:style-name="T3">”</text:span></text:p>
                <text:p text:style-name="P2"><text:span text:style-name="T3">oder “file.aml”</text:span></text:p>
              </table:table-cell>
              <table:table-cell/>
            </table:table-row>
            <table:table-row table:style-name="ro9" table:default-cell-style-name="ce2">
              <table:table-cell>
                <text:p text:style-name="P2"><text:span text:style-name="T3">action</text:span></text:p>
              </table:table-cell>
              <table:table-cell>
                <text:p text:style-name="P2"><text:span text:style-name="T3">Zeichenkette, welche beim Klick von der App interpretiert wird. Im Fall der X-App wird diese an den Server weitergeleitet.</text:span>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Übersetzungen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9">&lt;translation&gt;</text:span></text:p>
              </text:list-item>
              <text:list-item>
                <text:p><text:span text:style-name="T9">&lt;lang label="z.B. English"&gt; </text:span><text:span text:style-name="T10">Kinder</text:span><text:span text:style-name="T9"> &lt;/lang</text:span><text:span text:style-name="T11">&gt;</text:span></text:p>
              </text:list-item>
              <text:list-item>
                <text:p><text:span text:style-name="T11">...</text:span></text:p>
              </text:list-item>
              <text:list-item>
                <text:p><text:span text:style-name="T11">&lt;defaultLang&gt; Kinder &lt;/defaultLang&gt;</text:span></text:p>
              </text:list-item>
              <text:list-item>
                <text:p><text:span text:style-name="T11">&lt;/translation&gt;</text:span></text:p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  <text:list-item>
                <text:p><text:span text:style-name="T11">defaultLang-Kinder werden verwendet, wenn keine </text:span><text:span text:style-name="T11">Sprache innerhalb des translation-Blocks passt.</text:span></text:p>
              </text:list-item>
              <text:list-item>
                <text:p><text:span text:style-name="T1"/></text:p>
              </text:list-item>
              <text:list-item>
                <text:p/>
              </text:list-item>
            </text:list>
          </draw:text-box>
        </draw:frame>
        <draw:frame draw:style-name="standard" draw:layer="layout" svg:width="27.469cm" svg:height="3.391cm" svg:x="0.107cm" svg:y="12.2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>
                <text:p text:style-name="P3"><text:span text:style-name="T2">Attribut</text:span></text:p>
              </table:table-cell>
              <table:table-cell>
                <text:p text:style-name="P3"><text:span text:style-name="T2">Beschreibung</text:span></text:p>
              </table:table-cell>
              <table:table-cell>
                <text:p text:style-name="P3"><text:span text:style-name="T2">Defaultwert</text:span></text:p>
              </table:table-cell>
            </table:table-row>
            <table:table-row table:style-name="ro5" table:default-cell-style-name="ce2">
              <table:table-cell>
                <text:p text:style-name="P2"><text:span text:style-name="T3">label (erforderlich)</text:span></text:p>
              </table:table-cell>
              <table:table-cell>
                <text:p text:style-name="P2"><text:span text:style-name="T3">Bezeichnung der Sprache, im Fall der X-App siehe label aus languages.cfg</text:span></text:p>
              </table:table-cell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7T15:57:01.209000432</meta:creation-date>
    <meta:editing-duration>P2DT19H54M44S</meta:editing-duration>
    <meta:editing-cycles>61</meta:editing-cycles>
    <meta:generator>LibreOffice/6.0.7.3$Linux_X86_64 LibreOffice_project/00m0$Build-3</meta:generator>
    <dc:title>Alizarin</dc:title>
    <dc:date>2020-04-01T17:15:39.838329413</dc:date>
    <dc:creator>Wolfgang Wendnagel</dc:creator>
    <meta:document-statistic meta:object-count="93"/>
  </office:meta>
</office:document-meta>
</file>